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g_train_loss</text:p>
          </table:table-cell>
          <table:table-cell office:value-type="string">
            <text:p>d_train_loss</text:p>
          </table:table-cell>
          <table:table-cell office:value-type="string">
            <text:p>g_val_loss</text:p>
          </table:table-cell>
          <table:table-cell office:value-type="string">
            <text:p>d_val_loss</text:p>
          </table:table-cell>
          <table:table-cell>
            <draw:frame table:end-cell-address="Tabelle1.R40" table:end-x="2.124cm" table:end-y="0.319cm" draw:z-index="0" draw:style-name="gr1" draw:text-style-name="P1" svg:width="31.378cm" svg:height="17.826cm" svg:x="0.102cm" svg:y="0.106cm">
              <draw:object draw:notify-on-update-of-ranges="Tabelle1.A1:Tabelle1.A1 Tabelle1.A2:Tabelle1.A51 Tabelle1.B1:Tabelle1.B1 Tabelle1.B2:Tabelle1.B51 Tabelle1.C1:Tabelle1.C1 Tabelle1.C2:Tabelle1.C51 Tabelle1.D1:Tabelle1.D1 Tabelle1.D2:Tabelle1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.24753869">
            <text:p>1,24753869</text:p>
          </table:table-cell>
          <table:table-cell office:value-type="float" office:value="1.48381114">
            <text:p>1,48381114</text:p>
          </table:table-cell>
          <table:table-cell office:value-type="float" office:value="1.1782949">
            <text:p>1,1782949</text:p>
          </table:table-cell>
          <table:table-cell office:value-type="float" office:value="1.38745868">
            <text:p>1,38745868</text:p>
          </table:table-cell>
          <table:table-cell/>
        </table:table-row>
        <table:table-row table:style-name="ro1">
          <table:table-cell office:value-type="float" office:value="1.01033437">
            <text:p>1,01033437</text:p>
          </table:table-cell>
          <table:table-cell office:value-type="float" office:value="1.3930335">
            <text:p>1,3930335</text:p>
          </table:table-cell>
          <table:table-cell office:value-type="float" office:value="1.10414684">
            <text:p>1,10414684</text:p>
          </table:table-cell>
          <table:table-cell office:value-type="float" office:value="1.38676178">
            <text:p>1,38676178</text:p>
          </table:table-cell>
          <table:table-cell/>
        </table:table-row>
        <table:table-row table:style-name="ro1">
          <table:table-cell office:value-type="float" office:value="0.96172708">
            <text:p>0,96172708</text:p>
          </table:table-cell>
          <table:table-cell office:value-type="float" office:value="1.39113104">
            <text:p>1,39113104</text:p>
          </table:table-cell>
          <table:table-cell office:value-type="float" office:value="1.04720151">
            <text:p>1,04720151</text:p>
          </table:table-cell>
          <table:table-cell office:value-type="float" office:value="1.3938905">
            <text:p>1,3938905</text:p>
          </table:table-cell>
          <table:table-cell/>
        </table:table-row>
        <table:table-row table:style-name="ro1">
          <table:table-cell office:value-type="float" office:value="1.35367656">
            <text:p>1,35367656</text:p>
          </table:table-cell>
          <table:table-cell office:value-type="float" office:value="1.2529633">
            <text:p>1,2529633</text:p>
          </table:table-cell>
          <table:table-cell office:value-type="float" office:value="1.4729917">
            <text:p>1,4729917</text:p>
          </table:table-cell>
          <table:table-cell office:value-type="float" office:value="1.72189116">
            <text:p>1,72189116</text:p>
          </table:table-cell>
          <table:table-cell/>
        </table:table-row>
        <table:table-row table:style-name="ro1">
          <table:table-cell office:value-type="float" office:value="3.8313179">
            <text:p>3,8313179</text:p>
          </table:table-cell>
          <table:table-cell office:value-type="float" office:value="0.56107306">
            <text:p>0,56107306</text:p>
          </table:table-cell>
          <table:table-cell office:value-type="float" office:value="1.28482246">
            <text:p>1,28482246</text:p>
          </table:table-cell>
          <table:table-cell office:value-type="float" office:value="1.55467165">
            <text:p>1,55467165</text:p>
          </table:table-cell>
          <table:table-cell/>
        </table:table-row>
        <table:table-row table:style-name="ro1">
          <table:table-cell office:value-type="float" office:value="2.67077613">
            <text:p>2,67077613</text:p>
          </table:table-cell>
          <table:table-cell office:value-type="float" office:value="0.89122653">
            <text:p>0,89122653</text:p>
          </table:table-cell>
          <table:table-cell office:value-type="float" office:value="1.08156466">
            <text:p>1,08156466</text:p>
          </table:table-cell>
          <table:table-cell office:value-type="float" office:value="2.17234755">
            <text:p>2,17234755</text:p>
          </table:table-cell>
          <table:table-cell/>
        </table:table-row>
        <table:table-row table:style-name="ro1">
          <table:table-cell office:value-type="float" office:value="2.61217499">
            <text:p>2,61217499</text:p>
          </table:table-cell>
          <table:table-cell office:value-type="float" office:value="0.86569095">
            <text:p>0,86569095</text:p>
          </table:table-cell>
          <table:table-cell office:value-type="float" office:value="1.88076568">
            <text:p>1,88076568</text:p>
          </table:table-cell>
          <table:table-cell office:value-type="float" office:value="2.08622098">
            <text:p>2,08622098</text:p>
          </table:table-cell>
          <table:table-cell/>
        </table:table-row>
        <table:table-row table:style-name="ro1">
          <table:table-cell office:value-type="float" office:value="3.13702297">
            <text:p>3,13702297</text:p>
          </table:table-cell>
          <table:table-cell office:value-type="float" office:value="0.7714628">
            <text:p>0,7714628</text:p>
          </table:table-cell>
          <table:table-cell office:value-type="float" office:value="1.50193179">
            <text:p>1,50193179</text:p>
          </table:table-cell>
          <table:table-cell office:value-type="float" office:value="1.47384155">
            <text:p>1,47384155</text:p>
          </table:table-cell>
          <table:table-cell/>
        </table:table-row>
        <table:table-row table:style-name="ro1">
          <table:table-cell office:value-type="float" office:value="2.93313336">
            <text:p>2,93313336</text:p>
          </table:table-cell>
          <table:table-cell office:value-type="float" office:value="0.81050372">
            <text:p>0,81050372</text:p>
          </table:table-cell>
          <table:table-cell office:value-type="float" office:value="1.32278204">
            <text:p>1,32278204</text:p>
          </table:table-cell>
          <table:table-cell office:value-type="float" office:value="1.45505428">
            <text:p>1,45505428</text:p>
          </table:table-cell>
          <table:table-cell/>
        </table:table-row>
        <table:table-row table:style-name="ro1">
          <table:table-cell office:value-type="float" office:value="3.27476907">
            <text:p>3,27476907</text:p>
          </table:table-cell>
          <table:table-cell office:value-type="float" office:value="0.68173367">
            <text:p>0,68173367</text:p>
          </table:table-cell>
          <table:table-cell office:value-type="float" office:value="1.19636655">
            <text:p>1,19636655</text:p>
          </table:table-cell>
          <table:table-cell office:value-type="float" office:value="1.74169993">
            <text:p>1,74169993</text:p>
          </table:table-cell>
          <table:table-cell/>
        </table:table-row>
        <table:table-row table:style-name="ro1">
          <table:table-cell office:value-type="float" office:value="2.66957283">
            <text:p>2,66957283</text:p>
          </table:table-cell>
          <table:table-cell office:value-type="float" office:value="0.84306669">
            <text:p>0,84306669</text:p>
          </table:table-cell>
          <table:table-cell office:value-type="float" office:value="1.16273606">
            <text:p>1,16273606</text:p>
          </table:table-cell>
          <table:table-cell office:value-type="float" office:value="1.80973792">
            <text:p>1,80973792</text:p>
          </table:table-cell>
          <table:table-cell/>
        </table:table-row>
        <table:table-row table:style-name="ro1">
          <table:table-cell office:value-type="float" office:value="2.33290505">
            <text:p>2,33290505</text:p>
          </table:table-cell>
          <table:table-cell office:value-type="float" office:value="0.94554394">
            <text:p>0,94554394</text:p>
          </table:table-cell>
          <table:table-cell office:value-type="float" office:value="1.15943766">
            <text:p>1,15943766</text:p>
          </table:table-cell>
          <table:table-cell office:value-type="float" office:value="1.65325272">
            <text:p>1,65325272</text:p>
          </table:table-cell>
          <table:table-cell/>
        </table:table-row>
        <table:table-row table:style-name="ro1">
          <table:table-cell office:value-type="float" office:value="2.31084013">
            <text:p>2,31084013</text:p>
          </table:table-cell>
          <table:table-cell office:value-type="float" office:value="0.94748574">
            <text:p>0,94748574</text:p>
          </table:table-cell>
          <table:table-cell office:value-type="float" office:value="1.00308347">
            <text:p>1,00308347</text:p>
          </table:table-cell>
          <table:table-cell office:value-type="float" office:value="1.84277594">
            <text:p>1,84277594</text:p>
          </table:table-cell>
          <table:table-cell/>
        </table:table-row>
        <table:table-row table:style-name="ro1">
          <table:table-cell office:value-type="float" office:value="2.32268524">
            <text:p>2,32268524</text:p>
          </table:table-cell>
          <table:table-cell office:value-type="float" office:value="0.91596884">
            <text:p>0,91596884</text:p>
          </table:table-cell>
          <table:table-cell office:value-type="float" office:value="1.09971797">
            <text:p>1,09971797</text:p>
          </table:table-cell>
          <table:table-cell office:value-type="float" office:value="1.83284569">
            <text:p>1,83284569</text:p>
          </table:table-cell>
          <table:table-cell/>
        </table:table-row>
        <table:table-row table:style-name="ro1">
          <table:table-cell office:value-type="float" office:value="2.29545879">
            <text:p>2,29545879</text:p>
          </table:table-cell>
          <table:table-cell office:value-type="float" office:value="0.91458672">
            <text:p>0,91458672</text:p>
          </table:table-cell>
          <table:table-cell office:value-type="float" office:value="1.06161547">
            <text:p>1,06161547</text:p>
          </table:table-cell>
          <table:table-cell office:value-type="float" office:value="1.79043508">
            <text:p>1,79043508</text:p>
          </table:table-cell>
          <table:table-cell/>
        </table:table-row>
        <table:table-row table:style-name="ro1">
          <table:table-cell office:value-type="float" office:value="2.25785208">
            <text:p>2,25785208</text:p>
          </table:table-cell>
          <table:table-cell office:value-type="float" office:value="0.93821537">
            <text:p>0,93821537</text:p>
          </table:table-cell>
          <table:table-cell office:value-type="float" office:value="1.01301146">
            <text:p>1,01301146</text:p>
          </table:table-cell>
          <table:table-cell office:value-type="float" office:value="1.87892747">
            <text:p>1,87892747</text:p>
          </table:table-cell>
          <table:table-cell/>
        </table:table-row>
        <table:table-row table:style-name="ro1">
          <table:table-cell office:value-type="float" office:value="2.92056584">
            <text:p>2,92056584</text:p>
          </table:table-cell>
          <table:table-cell office:value-type="float" office:value="0.69877648">
            <text:p>0,69877648</text:p>
          </table:table-cell>
          <table:table-cell office:value-type="float" office:value="1.31960845">
            <text:p>1,31960845</text:p>
          </table:table-cell>
          <table:table-cell office:value-type="float" office:value="1.5343523">
            <text:p>1,5343523</text:p>
          </table:table-cell>
          <table:table-cell/>
        </table:table-row>
        <table:table-row table:style-name="ro1">
          <table:table-cell office:value-type="float" office:value="2.70846677">
            <text:p>2,70846677</text:p>
          </table:table-cell>
          <table:table-cell office:value-type="float" office:value="0.7659024">
            <text:p>0,7659024</text:p>
          </table:table-cell>
          <table:table-cell office:value-type="float" office:value="1.07496119">
            <text:p>1,07496119</text:p>
          </table:table-cell>
          <table:table-cell office:value-type="float" office:value="1.69143236">
            <text:p>1,69143236</text:p>
          </table:table-cell>
          <table:table-cell/>
        </table:table-row>
        <table:table-row table:style-name="ro1">
          <table:table-cell office:value-type="float" office:value="2.47348666">
            <text:p>2,47348666</text:p>
          </table:table-cell>
          <table:table-cell office:value-type="float" office:value="0.84701419">
            <text:p>0,84701419</text:p>
          </table:table-cell>
          <table:table-cell office:value-type="float" office:value="1.0742116">
            <text:p>1,0742116</text:p>
          </table:table-cell>
          <table:table-cell office:value-type="float" office:value="1.68172967">
            <text:p>1,68172967</text:p>
          </table:table-cell>
          <table:table-cell/>
        </table:table-row>
        <table:table-row table:style-name="ro1">
          <table:table-cell office:value-type="float" office:value="2.31515837">
            <text:p>2,31515837</text:p>
          </table:table-cell>
          <table:table-cell office:value-type="float" office:value="0.90772277">
            <text:p>0,90772277</text:p>
          </table:table-cell>
          <table:table-cell office:value-type="float" office:value="1.10100496">
            <text:p>1,10100496</text:p>
          </table:table-cell>
          <table:table-cell office:value-type="float" office:value="1.53393221">
            <text:p>1,53393221</text:p>
          </table:table-cell>
          <table:table-cell/>
        </table:table-row>
        <table:table-row table:style-name="ro1">
          <table:table-cell office:value-type="float" office:value="2.12371635">
            <text:p>2,12371635</text:p>
          </table:table-cell>
          <table:table-cell office:value-type="float" office:value="0.98095983">
            <text:p>0,98095983</text:p>
          </table:table-cell>
          <table:table-cell office:value-type="float" office:value="1.08114207">
            <text:p>1,08114207</text:p>
          </table:table-cell>
          <table:table-cell office:value-type="float" office:value="1.47132099">
            <text:p>1,47132099</text:p>
          </table:table-cell>
          <table:table-cell/>
        </table:table-row>
        <table:table-row table:style-name="ro1">
          <table:table-cell office:value-type="float" office:value="2.26376748">
            <text:p>2,26376748</text:p>
          </table:table-cell>
          <table:table-cell office:value-type="float" office:value="0.91025913">
            <text:p>0,91025913</text:p>
          </table:table-cell>
          <table:table-cell office:value-type="float" office:value="1.0305692">
            <text:p>1,0305692</text:p>
          </table:table-cell>
          <table:table-cell office:value-type="float" office:value="1.52747655">
            <text:p>1,52747655</text:p>
          </table:table-cell>
          <table:table-cell/>
        </table:table-row>
        <table:table-row table:style-name="ro1">
          <table:table-cell office:value-type="float" office:value="2.15462923">
            <text:p>2,15462923</text:p>
          </table:table-cell>
          <table:table-cell office:value-type="float" office:value="0.97196364">
            <text:p>0,97196364</text:p>
          </table:table-cell>
          <table:table-cell office:value-type="float" office:value="1.01359439">
            <text:p>1,01359439</text:p>
          </table:table-cell>
          <table:table-cell office:value-type="float" office:value="1.58506668">
            <text:p>1,58506668</text:p>
          </table:table-cell>
          <table:table-cell/>
        </table:table-row>
        <table:table-row table:style-name="ro1">
          <table:table-cell office:value-type="float" office:value="2.18713546">
            <text:p>2,18713546</text:p>
          </table:table-cell>
          <table:table-cell office:value-type="float" office:value="0.93357593">
            <text:p>0,93357593</text:p>
          </table:table-cell>
          <table:table-cell office:value-type="float" office:value="1.04109967">
            <text:p>1,04109967</text:p>
          </table:table-cell>
          <table:table-cell office:value-type="float" office:value="1.56500161">
            <text:p>1,56500161</text:p>
          </table:table-cell>
          <table:table-cell/>
        </table:table-row>
        <table:table-row table:style-name="ro1">
          <table:table-cell office:value-type="float" office:value="2.0513742">
            <text:p>2,0513742</text:p>
          </table:table-cell>
          <table:table-cell office:value-type="float" office:value="0.98932534">
            <text:p>0,98932534</text:p>
          </table:table-cell>
          <table:table-cell office:value-type="float" office:value="1.21477401">
            <text:p>1,21477401</text:p>
          </table:table-cell>
          <table:table-cell office:value-type="float" office:value="1.36061764">
            <text:p>1,36061764</text:p>
          </table:table-cell>
          <table:table-cell/>
        </table:table-row>
        <table:table-row table:style-name="ro1">
          <table:table-cell office:value-type="float" office:value="1.97121096">
            <text:p>1,97121096</text:p>
          </table:table-cell>
          <table:table-cell office:value-type="float" office:value="1.01308835">
            <text:p>1,01308835</text:p>
          </table:table-cell>
          <table:table-cell office:value-type="float" office:value="0.96544403">
            <text:p>0,96544403</text:p>
          </table:table-cell>
          <table:table-cell office:value-type="float" office:value="1.58774626">
            <text:p>1,58774626</text:p>
          </table:table-cell>
          <table:table-cell/>
        </table:table-row>
        <table:table-row table:style-name="ro1">
          <table:table-cell office:value-type="float" office:value="2.04402828">
            <text:p>2,04402828</text:p>
          </table:table-cell>
          <table:table-cell office:value-type="float" office:value="0.98518801">
            <text:p>0,98518801</text:p>
          </table:table-cell>
          <table:table-cell office:value-type="float" office:value="1.0122999">
            <text:p>1,0122999</text:p>
          </table:table-cell>
          <table:table-cell office:value-type="float" office:value="1.57633972">
            <text:p>1,57633972</text:p>
          </table:table-cell>
          <table:table-cell/>
        </table:table-row>
        <table:table-row table:style-name="ro1">
          <table:table-cell office:value-type="float" office:value="1.93369508">
            <text:p>1,93369508</text:p>
          </table:table-cell>
          <table:table-cell office:value-type="float" office:value="1.03656912">
            <text:p>1,03656912</text:p>
          </table:table-cell>
          <table:table-cell office:value-type="float" office:value="1.10092032">
            <text:p>1,10092032</text:p>
          </table:table-cell>
          <table:table-cell office:value-type="float" office:value="1.4712311">
            <text:p>1,4712311</text:p>
          </table:table-cell>
          <table:table-cell/>
        </table:table-row>
        <table:table-row table:style-name="ro1">
          <table:table-cell office:value-type="float" office:value="1.87711823">
            <text:p>1,87711823</text:p>
          </table:table-cell>
          <table:table-cell office:value-type="float" office:value="1.0479629">
            <text:p>1,0479629</text:p>
          </table:table-cell>
          <table:table-cell office:value-type="float" office:value="1.07866907">
            <text:p>1,07866907</text:p>
          </table:table-cell>
          <table:table-cell office:value-type="float" office:value="1.58693552">
            <text:p>1,58693552</text:p>
          </table:table-cell>
          <table:table-cell/>
        </table:table-row>
        <table:table-row table:style-name="ro1">
          <table:table-cell office:value-type="float" office:value="1.9502095">
            <text:p>1,9502095</text:p>
          </table:table-cell>
          <table:table-cell office:value-type="float" office:value="1.0051924">
            <text:p>1,0051924</text:p>
          </table:table-cell>
          <table:table-cell office:value-type="float" office:value="0.96558344">
            <text:p>0,96558344</text:p>
          </table:table-cell>
          <table:table-cell office:value-type="float" office:value="1.60039222">
            <text:p>1,60039222</text:p>
          </table:table-cell>
          <table:table-cell/>
        </table:table-row>
        <table:table-row table:style-name="ro1">
          <table:table-cell office:value-type="float" office:value="1.93398297">
            <text:p>1,93398297</text:p>
          </table:table-cell>
          <table:table-cell office:value-type="float" office:value="0.99955863">
            <text:p>0,99955863</text:p>
          </table:table-cell>
          <table:table-cell office:value-type="float" office:value="1.22741079">
            <text:p>1,22741079</text:p>
          </table:table-cell>
          <table:table-cell office:value-type="float" office:value="1.40119779">
            <text:p>1,40119779</text:p>
          </table:table-cell>
          <table:table-cell/>
        </table:table-row>
        <table:table-row table:style-name="ro1">
          <table:table-cell office:value-type="float" office:value="1.91620576">
            <text:p>1,91620576</text:p>
          </table:table-cell>
          <table:table-cell office:value-type="float" office:value="1.01153386">
            <text:p>1,01153386</text:p>
          </table:table-cell>
          <table:table-cell office:value-type="float" office:value="0.96854138">
            <text:p>0,96854138</text:p>
          </table:table-cell>
          <table:table-cell office:value-type="float" office:value="1.58300364">
            <text:p>1,58300364</text:p>
          </table:table-cell>
          <table:table-cell/>
        </table:table-row>
        <table:table-row table:style-name="ro1">
          <table:table-cell office:value-type="float" office:value="1.88178396">
            <text:p>1,88178396</text:p>
          </table:table-cell>
          <table:table-cell office:value-type="float" office:value="1.02473342">
            <text:p>1,02473342</text:p>
          </table:table-cell>
          <table:table-cell office:value-type="float" office:value="0.96905458">
            <text:p>0,96905458</text:p>
          </table:table-cell>
          <table:table-cell office:value-type="float" office:value="1.61082864">
            <text:p>1,61082864</text:p>
          </table:table-cell>
          <table:table-cell/>
        </table:table-row>
        <table:table-row table:style-name="ro1">
          <table:table-cell office:value-type="float" office:value="1.93214989">
            <text:p>1,93214989</text:p>
          </table:table-cell>
          <table:table-cell office:value-type="float" office:value="1.00502431">
            <text:p>1,00502431</text:p>
          </table:table-cell>
          <table:table-cell office:value-type="float" office:value="0.9247489">
            <text:p>0,9247489</text:p>
          </table:table-cell>
          <table:table-cell office:value-type="float" office:value="1.62514138">
            <text:p>1,62514138</text:p>
          </table:table-cell>
          <table:table-cell/>
        </table:table-row>
        <table:table-row table:style-name="ro1">
          <table:table-cell office:value-type="float" office:value="1.90720856">
            <text:p>1,90720856</text:p>
          </table:table-cell>
          <table:table-cell office:value-type="float" office:value="1.00499344">
            <text:p>1,00499344</text:p>
          </table:table-cell>
          <table:table-cell office:value-type="float" office:value="1.07605302">
            <text:p>1,07605302</text:p>
          </table:table-cell>
          <table:table-cell office:value-type="float" office:value="1.44431865">
            <text:p>1,44431865</text:p>
          </table:table-cell>
          <table:table-cell/>
        </table:table-row>
        <table:table-row table:style-name="ro1">
          <table:table-cell office:value-type="float" office:value="1.93810332">
            <text:p>1,93810332</text:p>
          </table:table-cell>
          <table:table-cell office:value-type="float" office:value="0.99944305">
            <text:p>0,99944305</text:p>
          </table:table-cell>
          <table:table-cell office:value-type="float" office:value="1.07914448">
            <text:p>1,07914448</text:p>
          </table:table-cell>
          <table:table-cell office:value-type="float" office:value="1.44015861">
            <text:p>1,44015861</text:p>
          </table:table-cell>
          <table:table-cell/>
        </table:table-row>
        <table:table-row table:style-name="ro1">
          <table:table-cell office:value-type="float" office:value="2.048419">
            <text:p>2,048419</text:p>
          </table:table-cell>
          <table:table-cell office:value-type="float" office:value="0.95272195">
            <text:p>0,95272195</text:p>
          </table:table-cell>
          <table:table-cell office:value-type="float" office:value="1.22271979">
            <text:p>1,22271979</text:p>
          </table:table-cell>
          <table:table-cell office:value-type="float" office:value="1.416628">
            <text:p>1,416628</text:p>
          </table:table-cell>
          <table:table-cell/>
        </table:table-row>
        <table:table-row table:style-name="ro1">
          <table:table-cell office:value-type="float" office:value="2.09007287">
            <text:p>2,09007287</text:p>
          </table:table-cell>
          <table:table-cell office:value-type="float" office:value="0.93413126">
            <text:p>0,93413126</text:p>
          </table:table-cell>
          <table:table-cell office:value-type="float" office:value="0.83941382">
            <text:p>0,83941382</text:p>
          </table:table-cell>
          <table:table-cell office:value-type="float" office:value="1.89535856">
            <text:p>1,89535856</text:p>
          </table:table-cell>
          <table:table-cell/>
        </table:table-row>
        <table:table-row table:style-name="ro1">
          <table:table-cell office:value-type="float" office:value="1.93646419">
            <text:p>1,93646419</text:p>
          </table:table-cell>
          <table:table-cell office:value-type="float" office:value="1.00035155">
            <text:p>1,00035155</text:p>
          </table:table-cell>
          <table:table-cell office:value-type="float" office:value="1.08845246">
            <text:p>1,08845246</text:p>
          </table:table-cell>
          <table:table-cell office:value-type="float" office:value="1.46991718">
            <text:p>1,46991718</text:p>
          </table:table-cell>
          <table:table-cell/>
        </table:table-row>
        <table:table-row table:style-name="ro1">
          <table:table-cell office:value-type="float" office:value="1.95504522">
            <text:p>1,95504522</text:p>
          </table:table-cell>
          <table:table-cell office:value-type="float" office:value="0.99237603">
            <text:p>0,99237603</text:p>
          </table:table-cell>
          <table:table-cell office:value-type="float" office:value="0.98434138">
            <text:p>0,98434138</text:p>
          </table:table-cell>
          <table:table-cell office:value-type="float" office:value="1.55071223">
            <text:p>1,55071223</text:p>
          </table:table-cell>
          <table:table-cell/>
        </table:table-row>
        <table:table-row table:style-name="ro1">
          <table:table-cell office:value-type="float" office:value="2.01206565">
            <text:p>2,01206565</text:p>
          </table:table-cell>
          <table:table-cell office:value-type="float" office:value="0.97742796">
            <text:p>0,97742796</text:p>
          </table:table-cell>
          <table:table-cell office:value-type="float" office:value="0.98416525">
            <text:p>0,98416525</text:p>
          </table:table-cell>
          <table:table-cell office:value-type="float" office:value="1.54394603">
            <text:p>1,54394603</text:p>
          </table:table-cell>
          <table:table-cell/>
        </table:table-row>
        <table:table-row table:style-name="ro1">
          <table:table-cell office:value-type="float" office:value="1.92594802">
            <text:p>1,92594802</text:p>
          </table:table-cell>
          <table:table-cell office:value-type="float" office:value="0.99494767">
            <text:p>0,99494767</text:p>
          </table:table-cell>
          <table:table-cell office:value-type="float" office:value="1.06925786">
            <text:p>1,06925786</text:p>
          </table:table-cell>
          <table:table-cell office:value-type="float" office:value="1.46906888">
            <text:p>1,46906888</text:p>
          </table:table-cell>
          <table:table-cell/>
        </table:table-row>
        <table:table-row table:style-name="ro1">
          <table:table-cell office:value-type="float" office:value="1.90610802">
            <text:p>1,90610802</text:p>
          </table:table-cell>
          <table:table-cell office:value-type="float" office:value="1.0181396">
            <text:p>1,0181396</text:p>
          </table:table-cell>
          <table:table-cell office:value-type="float" office:value="1.05597472">
            <text:p>1,05597472</text:p>
          </table:table-cell>
          <table:table-cell office:value-type="float" office:value="1.45092773">
            <text:p>1,45092773</text:p>
          </table:table-cell>
          <table:table-cell/>
        </table:table-row>
        <table:table-row table:style-name="ro1">
          <table:table-cell office:value-type="float" office:value="1.99212611">
            <text:p>1,99212611</text:p>
          </table:table-cell>
          <table:table-cell office:value-type="float" office:value="0.96790391">
            <text:p>0,96790391</text:p>
          </table:table-cell>
          <table:table-cell office:value-type="float" office:value="1.08943474">
            <text:p>1,08943474</text:p>
          </table:table-cell>
          <table:table-cell office:value-type="float" office:value="1.45705473">
            <text:p>1,45705473</text:p>
          </table:table-cell>
          <table:table-cell/>
        </table:table-row>
        <table:table-row table:style-name="ro1">
          <table:table-cell office:value-type="float" office:value="1.99105704">
            <text:p>1,99105704</text:p>
          </table:table-cell>
          <table:table-cell office:value-type="float" office:value="0.9816075">
            <text:p>0,9816075</text:p>
          </table:table-cell>
          <table:table-cell office:value-type="float" office:value="1.03629494">
            <text:p>1,03629494</text:p>
          </table:table-cell>
          <table:table-cell office:value-type="float" office:value="1.47342825">
            <text:p>1,47342825</text:p>
          </table:table-cell>
          <table:table-cell/>
        </table:table-row>
        <table:table-row table:style-name="ro1">
          <table:table-cell office:value-type="float" office:value="1.94548237">
            <text:p>1,94548237</text:p>
          </table:table-cell>
          <table:table-cell office:value-type="float" office:value="0.98463249">
            <text:p>0,98463249</text:p>
          </table:table-cell>
          <table:table-cell office:value-type="float" office:value="1.07970726">
            <text:p>1,07970726</text:p>
          </table:table-cell>
          <table:table-cell office:value-type="float" office:value="1.46540725">
            <text:p>1,46540725</text:p>
          </table:table-cell>
          <table:table-cell/>
        </table:table-row>
        <table:table-row table:style-name="ro1">
          <table:table-cell office:value-type="float" office:value="1.94539344">
            <text:p>1,94539344</text:p>
          </table:table-cell>
          <table:table-cell office:value-type="float" office:value="0.99085867">
            <text:p>0,99085867</text:p>
          </table:table-cell>
          <table:table-cell office:value-type="float" office:value="0.94184172">
            <text:p>0,94184172</text:p>
          </table:table-cell>
          <table:table-cell office:value-type="float" office:value="1.58046806">
            <text:p>1,58046806</text:p>
          </table:table-cell>
          <table:table-cell/>
        </table:table-row>
        <table:table-row table:style-name="ro1">
          <table:table-cell office:value-type="float" office:value="1.94763005">
            <text:p>1,94763005</text:p>
          </table:table-cell>
          <table:table-cell office:value-type="float" office:value="0.98205584">
            <text:p>0,98205584</text:p>
          </table:table-cell>
          <table:table-cell office:value-type="float" office:value="1.13015807">
            <text:p>1,13015807</text:p>
          </table:table-cell>
          <table:table-cell office:value-type="float" office:value="1.4193027">
            <text:p>1,4193027</text:p>
          </table:table-cell>
          <table:table-cell/>
        </table:table-row>
        <table:table-row table:style-name="ro1">
          <table:table-cell office:value-type="float" office:value="1.95217288">
            <text:p>1,95217288</text:p>
          </table:table-cell>
          <table:table-cell office:value-type="float" office:value="0.97775823">
            <text:p>0,97775823</text:p>
          </table:table-cell>
          <table:table-cell office:value-type="float" office:value="0.8690244">
            <text:p>0,8690244</text:p>
          </table:table-cell>
          <table:table-cell office:value-type="float" office:value="1.72028053">
            <text:p>1,72028053</text:p>
          </table:table-cell>
          <table:table-cell/>
        </table:table-row>
        <table:table-row table:style-name="ro1">
          <table:table-cell office:value-type="float" office:value="1.99137461">
            <text:p>1,99137461</text:p>
          </table:table-cell>
          <table:table-cell office:value-type="float" office:value="0.96792847">
            <text:p>0,96792847</text:p>
          </table:table-cell>
          <table:table-cell office:value-type="float" office:value="1.14860249">
            <text:p>1,14860249</text:p>
          </table:table-cell>
          <table:table-cell office:value-type="float" office:value="1.43714118">
            <text:p>1,4371411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0">30.01.2021</text:date>, <text:time>12:04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30T12:04:16.48</dc:date>
    <meta:document-statistic meta:table-count="1" meta:cell-count="204" meta:object-count="1"/>
    <meta:generator>OpenOffice/4.1.4$Win32 OpenOffice.org_project/414m5$Build-978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379cm" svg:height="17.827cm" xlink:href=".." xlink:type="simple" chart:class="chart:line" chart:style-name="ch1">
        <chart:legend chart:legend-position="end" svg:x="28.183cm" svg:y="7.815cm" style:legend-expansion="high" chart:style-name="ch2"/>
        <chart:plot-area chart:style-name="ch3" table:cell-range-address="Tabelle1.A1:Tabelle1.D51" chart:data-source-has-labels="row" svg:x="1.077cm" svg:y="1.559cm" svg:width="25.852cm" svg:height="15.492cm">
          <chartooo:coordinate-region svg:x="1.804cm" svg:y="1.771cm" svg:width="24.939cm" svg:height="14.6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" chart:label-cell-address="Tabelle1.A1:Tabelle1.A1" chart:class="chart:line">
            <chart:data-point chart:repeated="50"/>
          </chart:series>
          <chart:series chart:style-name="ch7" chart:values-cell-range-address="Tabelle1.B2:Tabelle1.B51" chart:label-cell-address="Tabelle1.B1:Tabelle1.B1" chart:class="chart:line">
            <chart:data-point chart:repeated="50"/>
          </chart:series>
          <chart:series chart:style-name="ch8" chart:values-cell-range-address="Tabelle1.C2:Tabelle1.C51" chart:label-cell-address="Tabelle1.C1:Tabelle1.C1" chart:class="chart:line">
            <chart:data-point chart:repeated="50"/>
          </chart:series>
          <chart:series chart:style-name="ch9" chart:values-cell-range-address="Tabelle1.D2:Tabelle1.D51" chart:label-cell-address="Tabelle1.D1:Tabelle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train_loss</text:p>
                <draw:g>
                  <svg:desc>Tabelle1.A1:Tabelle1.A1</svg:desc>
                </draw:g>
              </table:table-cell>
              <table:table-cell office:value-type="string">
                <text:p>d_train_loss</text:p>
                <draw:g>
                  <svg:desc>Tabelle1.B1:Tabelle1.B1</svg:desc>
                </draw:g>
              </table:table-cell>
              <table:table-cell office:value-type="string">
                <text:p>g_val_loss</text:p>
                <draw:g>
                  <svg:desc>Tabelle1.C1:Tabelle1.C1</svg:desc>
                </draw:g>
              </table:table-cell>
              <table:table-cell office:value-type="string">
                <text:p>d_val_loss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4753869">
                <text:p>1.24753869</text:p>
                <draw:g>
                  <svg:desc>Tabelle1.A2:Tabelle1.A51</svg:desc>
                </draw:g>
              </table:table-cell>
              <table:table-cell office:value-type="float" office:value="1.48381114">
                <text:p>1.48381114</text:p>
                <draw:g>
                  <svg:desc>Tabelle1.B2:Tabelle1.B51</svg:desc>
                </draw:g>
              </table:table-cell>
              <table:table-cell office:value-type="float" office:value="1.1782949">
                <text:p>1.1782949</text:p>
                <draw:g>
                  <svg:desc>Tabelle1.C2:Tabelle1.C51</svg:desc>
                </draw:g>
              </table:table-cell>
              <table:table-cell office:value-type="float" office:value="1.38745868">
                <text:p>1.38745868</text:p>
                <draw:g>
                  <svg:desc>Tabelle1.D2:Tabelle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033437">
                <text:p>1.01033437</text:p>
              </table:table-cell>
              <table:table-cell office:value-type="float" office:value="1.3930335">
                <text:p>1.3930335</text:p>
              </table:table-cell>
              <table:table-cell office:value-type="float" office:value="1.10414684">
                <text:p>1.10414684</text:p>
              </table:table-cell>
              <table:table-cell office:value-type="float" office:value="1.38676178">
                <text:p>1.38676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172708">
                <text:p>0.96172708</text:p>
              </table:table-cell>
              <table:table-cell office:value-type="float" office:value="1.39113104">
                <text:p>1.39113104</text:p>
              </table:table-cell>
              <table:table-cell office:value-type="float" office:value="1.04720151">
                <text:p>1.04720151</text:p>
              </table:table-cell>
              <table:table-cell office:value-type="float" office:value="1.3938905">
                <text:p>1.3938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5367656">
                <text:p>1.35367656</text:p>
              </table:table-cell>
              <table:table-cell office:value-type="float" office:value="1.2529633">
                <text:p>1.2529633</text:p>
              </table:table-cell>
              <table:table-cell office:value-type="float" office:value="1.4729917">
                <text:p>1.4729917</text:p>
              </table:table-cell>
              <table:table-cell office:value-type="float" office:value="1.72189116">
                <text:p>1.72189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313179">
                <text:p>3.8313179</text:p>
              </table:table-cell>
              <table:table-cell office:value-type="float" office:value="0.56107306">
                <text:p>0.56107306</text:p>
              </table:table-cell>
              <table:table-cell office:value-type="float" office:value="1.28482246">
                <text:p>1.28482246</text:p>
              </table:table-cell>
              <table:table-cell office:value-type="float" office:value="1.55467165">
                <text:p>1.55467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7077613">
                <text:p>2.67077613</text:p>
              </table:table-cell>
              <table:table-cell office:value-type="float" office:value="0.89122653">
                <text:p>0.89122653</text:p>
              </table:table-cell>
              <table:table-cell office:value-type="float" office:value="1.08156466">
                <text:p>1.08156466</text:p>
              </table:table-cell>
              <table:table-cell office:value-type="float" office:value="2.17234755">
                <text:p>2.17234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1217499">
                <text:p>2.61217499</text:p>
              </table:table-cell>
              <table:table-cell office:value-type="float" office:value="0.86569095">
                <text:p>0.86569095</text:p>
              </table:table-cell>
              <table:table-cell office:value-type="float" office:value="1.88076568">
                <text:p>1.88076568</text:p>
              </table:table-cell>
              <table:table-cell office:value-type="float" office:value="2.08622098">
                <text:p>2.0862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3702297">
                <text:p>3.13702297</text:p>
              </table:table-cell>
              <table:table-cell office:value-type="float" office:value="0.7714628">
                <text:p>0.7714628</text:p>
              </table:table-cell>
              <table:table-cell office:value-type="float" office:value="1.50193179">
                <text:p>1.50193179</text:p>
              </table:table-cell>
              <table:table-cell office:value-type="float" office:value="1.47384155">
                <text:p>1.47384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3313336">
                <text:p>2.93313336</text:p>
              </table:table-cell>
              <table:table-cell office:value-type="float" office:value="0.81050372">
                <text:p>0.81050372</text:p>
              </table:table-cell>
              <table:table-cell office:value-type="float" office:value="1.32278204">
                <text:p>1.32278204</text:p>
              </table:table-cell>
              <table:table-cell office:value-type="float" office:value="1.45505428">
                <text:p>1.45505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7476907">
                <text:p>3.27476907</text:p>
              </table:table-cell>
              <table:table-cell office:value-type="float" office:value="0.68173367">
                <text:p>0.68173367</text:p>
              </table:table-cell>
              <table:table-cell office:value-type="float" office:value="1.19636655">
                <text:p>1.19636655</text:p>
              </table:table-cell>
              <table:table-cell office:value-type="float" office:value="1.74169993">
                <text:p>1.74169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6957283">
                <text:p>2.66957283</text:p>
              </table:table-cell>
              <table:table-cell office:value-type="float" office:value="0.84306669">
                <text:p>0.84306669</text:p>
              </table:table-cell>
              <table:table-cell office:value-type="float" office:value="1.16273606">
                <text:p>1.16273606</text:p>
              </table:table-cell>
              <table:table-cell office:value-type="float" office:value="1.80973792">
                <text:p>1.80973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3290505">
                <text:p>2.33290505</text:p>
              </table:table-cell>
              <table:table-cell office:value-type="float" office:value="0.94554394">
                <text:p>0.94554394</text:p>
              </table:table-cell>
              <table:table-cell office:value-type="float" office:value="1.15943766">
                <text:p>1.15943766</text:p>
              </table:table-cell>
              <table:table-cell office:value-type="float" office:value="1.65325272">
                <text:p>1.65325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1084013">
                <text:p>2.31084013</text:p>
              </table:table-cell>
              <table:table-cell office:value-type="float" office:value="0.94748574">
                <text:p>0.94748574</text:p>
              </table:table-cell>
              <table:table-cell office:value-type="float" office:value="1.00308347">
                <text:p>1.00308347</text:p>
              </table:table-cell>
              <table:table-cell office:value-type="float" office:value="1.84277594">
                <text:p>1.84277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2268524">
                <text:p>2.32268524</text:p>
              </table:table-cell>
              <table:table-cell office:value-type="float" office:value="0.91596884">
                <text:p>0.91596884</text:p>
              </table:table-cell>
              <table:table-cell office:value-type="float" office:value="1.09971797">
                <text:p>1.09971797</text:p>
              </table:table-cell>
              <table:table-cell office:value-type="float" office:value="1.83284569">
                <text:p>1.83284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9545879">
                <text:p>2.29545879</text:p>
              </table:table-cell>
              <table:table-cell office:value-type="float" office:value="0.91458672">
                <text:p>0.91458672</text:p>
              </table:table-cell>
              <table:table-cell office:value-type="float" office:value="1.06161547">
                <text:p>1.06161547</text:p>
              </table:table-cell>
              <table:table-cell office:value-type="float" office:value="1.79043508">
                <text:p>1.79043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5785208">
                <text:p>2.25785208</text:p>
              </table:table-cell>
              <table:table-cell office:value-type="float" office:value="0.93821537">
                <text:p>0.93821537</text:p>
              </table:table-cell>
              <table:table-cell office:value-type="float" office:value="1.01301146">
                <text:p>1.01301146</text:p>
              </table:table-cell>
              <table:table-cell office:value-type="float" office:value="1.87892747">
                <text:p>1.87892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2056584">
                <text:p>2.92056584</text:p>
              </table:table-cell>
              <table:table-cell office:value-type="float" office:value="0.69877648">
                <text:p>0.69877648</text:p>
              </table:table-cell>
              <table:table-cell office:value-type="float" office:value="1.31960845">
                <text:p>1.31960845</text:p>
              </table:table-cell>
              <table:table-cell office:value-type="float" office:value="1.5343523">
                <text:p>1.5343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0846677">
                <text:p>2.70846677</text:p>
              </table:table-cell>
              <table:table-cell office:value-type="float" office:value="0.7659024">
                <text:p>0.7659024</text:p>
              </table:table-cell>
              <table:table-cell office:value-type="float" office:value="1.07496119">
                <text:p>1.07496119</text:p>
              </table:table-cell>
              <table:table-cell office:value-type="float" office:value="1.69143236">
                <text:p>1.69143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7348666">
                <text:p>2.47348666</text:p>
              </table:table-cell>
              <table:table-cell office:value-type="float" office:value="0.84701419">
                <text:p>0.84701419</text:p>
              </table:table-cell>
              <table:table-cell office:value-type="float" office:value="1.0742116">
                <text:p>1.0742116</text:p>
              </table:table-cell>
              <table:table-cell office:value-type="float" office:value="1.68172967">
                <text:p>1.68172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1515837">
                <text:p>2.31515837</text:p>
              </table:table-cell>
              <table:table-cell office:value-type="float" office:value="0.90772277">
                <text:p>0.90772277</text:p>
              </table:table-cell>
              <table:table-cell office:value-type="float" office:value="1.10100496">
                <text:p>1.10100496</text:p>
              </table:table-cell>
              <table:table-cell office:value-type="float" office:value="1.53393221">
                <text:p>1.533932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2371635">
                <text:p>2.12371635</text:p>
              </table:table-cell>
              <table:table-cell office:value-type="float" office:value="0.98095983">
                <text:p>0.98095983</text:p>
              </table:table-cell>
              <table:table-cell office:value-type="float" office:value="1.08114207">
                <text:p>1.08114207</text:p>
              </table:table-cell>
              <table:table-cell office:value-type="float" office:value="1.47132099">
                <text:p>1.47132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6376748">
                <text:p>2.26376748</text:p>
              </table:table-cell>
              <table:table-cell office:value-type="float" office:value="0.91025913">
                <text:p>0.91025913</text:p>
              </table:table-cell>
              <table:table-cell office:value-type="float" office:value="1.0305692">
                <text:p>1.0305692</text:p>
              </table:table-cell>
              <table:table-cell office:value-type="float" office:value="1.52747655">
                <text:p>1.52747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5462923">
                <text:p>2.15462923</text:p>
              </table:table-cell>
              <table:table-cell office:value-type="float" office:value="0.97196364">
                <text:p>0.97196364</text:p>
              </table:table-cell>
              <table:table-cell office:value-type="float" office:value="1.01359439">
                <text:p>1.01359439</text:p>
              </table:table-cell>
              <table:table-cell office:value-type="float" office:value="1.58506668">
                <text:p>1.585066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8713546">
                <text:p>2.18713546</text:p>
              </table:table-cell>
              <table:table-cell office:value-type="float" office:value="0.93357593">
                <text:p>0.93357593</text:p>
              </table:table-cell>
              <table:table-cell office:value-type="float" office:value="1.04109967">
                <text:p>1.04109967</text:p>
              </table:table-cell>
              <table:table-cell office:value-type="float" office:value="1.56500161">
                <text:p>1.56500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513742">
                <text:p>2.0513742</text:p>
              </table:table-cell>
              <table:table-cell office:value-type="float" office:value="0.98932534">
                <text:p>0.98932534</text:p>
              </table:table-cell>
              <table:table-cell office:value-type="float" office:value="1.21477401">
                <text:p>1.21477401</text:p>
              </table:table-cell>
              <table:table-cell office:value-type="float" office:value="1.36061764">
                <text:p>1.36061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7121096">
                <text:p>1.97121096</text:p>
              </table:table-cell>
              <table:table-cell office:value-type="float" office:value="1.01308835">
                <text:p>1.01308835</text:p>
              </table:table-cell>
              <table:table-cell office:value-type="float" office:value="0.96544403">
                <text:p>0.96544403</text:p>
              </table:table-cell>
              <table:table-cell office:value-type="float" office:value="1.58774626">
                <text:p>1.587746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4402828">
                <text:p>2.04402828</text:p>
              </table:table-cell>
              <table:table-cell office:value-type="float" office:value="0.98518801">
                <text:p>0.98518801</text:p>
              </table:table-cell>
              <table:table-cell office:value-type="float" office:value="1.0122999">
                <text:p>1.0122999</text:p>
              </table:table-cell>
              <table:table-cell office:value-type="float" office:value="1.57633972">
                <text:p>1.57633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3369508">
                <text:p>1.93369508</text:p>
              </table:table-cell>
              <table:table-cell office:value-type="float" office:value="1.03656912">
                <text:p>1.03656912</text:p>
              </table:table-cell>
              <table:table-cell office:value-type="float" office:value="1.10092032">
                <text:p>1.10092032</text:p>
              </table:table-cell>
              <table:table-cell office:value-type="float" office:value="1.4712311">
                <text:p>1.47123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7711823">
                <text:p>1.87711823</text:p>
              </table:table-cell>
              <table:table-cell office:value-type="float" office:value="1.0479629">
                <text:p>1.0479629</text:p>
              </table:table-cell>
              <table:table-cell office:value-type="float" office:value="1.07866907">
                <text:p>1.07866907</text:p>
              </table:table-cell>
              <table:table-cell office:value-type="float" office:value="1.58693552">
                <text:p>1.58693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502095">
                <text:p>1.9502095</text:p>
              </table:table-cell>
              <table:table-cell office:value-type="float" office:value="1.0051924">
                <text:p>1.0051924</text:p>
              </table:table-cell>
              <table:table-cell office:value-type="float" office:value="0.96558344">
                <text:p>0.96558344</text:p>
              </table:table-cell>
              <table:table-cell office:value-type="float" office:value="1.60039222">
                <text:p>1.60039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3398297">
                <text:p>1.93398297</text:p>
              </table:table-cell>
              <table:table-cell office:value-type="float" office:value="0.99955863">
                <text:p>0.99955863</text:p>
              </table:table-cell>
              <table:table-cell office:value-type="float" office:value="1.22741079">
                <text:p>1.22741079</text:p>
              </table:table-cell>
              <table:table-cell office:value-type="float" office:value="1.40119779">
                <text:p>1.40119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1620576">
                <text:p>1.91620576</text:p>
              </table:table-cell>
              <table:table-cell office:value-type="float" office:value="1.01153386">
                <text:p>1.01153386</text:p>
              </table:table-cell>
              <table:table-cell office:value-type="float" office:value="0.96854138">
                <text:p>0.96854138</text:p>
              </table:table-cell>
              <table:table-cell office:value-type="float" office:value="1.58300364">
                <text:p>1.58300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8178396">
                <text:p>1.88178396</text:p>
              </table:table-cell>
              <table:table-cell office:value-type="float" office:value="1.02473342">
                <text:p>1.02473342</text:p>
              </table:table-cell>
              <table:table-cell office:value-type="float" office:value="0.96905458">
                <text:p>0.96905458</text:p>
              </table:table-cell>
              <table:table-cell office:value-type="float" office:value="1.61082864">
                <text:p>1.61082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214989">
                <text:p>1.93214989</text:p>
              </table:table-cell>
              <table:table-cell office:value-type="float" office:value="1.00502431">
                <text:p>1.00502431</text:p>
              </table:table-cell>
              <table:table-cell office:value-type="float" office:value="0.9247489">
                <text:p>0.9247489</text:p>
              </table:table-cell>
              <table:table-cell office:value-type="float" office:value="1.62514138">
                <text:p>1.62514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0720856">
                <text:p>1.90720856</text:p>
              </table:table-cell>
              <table:table-cell office:value-type="float" office:value="1.00499344">
                <text:p>1.00499344</text:p>
              </table:table-cell>
              <table:table-cell office:value-type="float" office:value="1.07605302">
                <text:p>1.07605302</text:p>
              </table:table-cell>
              <table:table-cell office:value-type="float" office:value="1.44431865">
                <text:p>1.444318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3810332">
                <text:p>1.93810332</text:p>
              </table:table-cell>
              <table:table-cell office:value-type="float" office:value="0.99944305">
                <text:p>0.99944305</text:p>
              </table:table-cell>
              <table:table-cell office:value-type="float" office:value="1.07914448">
                <text:p>1.07914448</text:p>
              </table:table-cell>
              <table:table-cell office:value-type="float" office:value="1.44015861">
                <text:p>1.440158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48419">
                <text:p>2.048419</text:p>
              </table:table-cell>
              <table:table-cell office:value-type="float" office:value="0.95272195">
                <text:p>0.95272195</text:p>
              </table:table-cell>
              <table:table-cell office:value-type="float" office:value="1.22271979">
                <text:p>1.22271979</text:p>
              </table:table-cell>
              <table:table-cell office:value-type="float" office:value="1.416628">
                <text:p>1.4166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9007287">
                <text:p>2.09007287</text:p>
              </table:table-cell>
              <table:table-cell office:value-type="float" office:value="0.93413126">
                <text:p>0.93413126</text:p>
              </table:table-cell>
              <table:table-cell office:value-type="float" office:value="0.83941382">
                <text:p>0.83941382</text:p>
              </table:table-cell>
              <table:table-cell office:value-type="float" office:value="1.89535856">
                <text:p>1.89535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3646419">
                <text:p>1.93646419</text:p>
              </table:table-cell>
              <table:table-cell office:value-type="float" office:value="1.00035155">
                <text:p>1.00035155</text:p>
              </table:table-cell>
              <table:table-cell office:value-type="float" office:value="1.08845246">
                <text:p>1.08845246</text:p>
              </table:table-cell>
              <table:table-cell office:value-type="float" office:value="1.46991718">
                <text:p>1.46991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504522">
                <text:p>1.95504522</text:p>
              </table:table-cell>
              <table:table-cell office:value-type="float" office:value="0.99237603">
                <text:p>0.99237603</text:p>
              </table:table-cell>
              <table:table-cell office:value-type="float" office:value="0.98434138">
                <text:p>0.98434138</text:p>
              </table:table-cell>
              <table:table-cell office:value-type="float" office:value="1.55071223">
                <text:p>1.550712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1206565">
                <text:p>2.01206565</text:p>
              </table:table-cell>
              <table:table-cell office:value-type="float" office:value="0.97742796">
                <text:p>0.97742796</text:p>
              </table:table-cell>
              <table:table-cell office:value-type="float" office:value="0.98416525">
                <text:p>0.98416525</text:p>
              </table:table-cell>
              <table:table-cell office:value-type="float" office:value="1.54394603">
                <text:p>1.543946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2594802">
                <text:p>1.92594802</text:p>
              </table:table-cell>
              <table:table-cell office:value-type="float" office:value="0.99494767">
                <text:p>0.99494767</text:p>
              </table:table-cell>
              <table:table-cell office:value-type="float" office:value="1.06925786">
                <text:p>1.06925786</text:p>
              </table:table-cell>
              <table:table-cell office:value-type="float" office:value="1.46906888">
                <text:p>1.469068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0610802">
                <text:p>1.90610802</text:p>
              </table:table-cell>
              <table:table-cell office:value-type="float" office:value="1.0181396">
                <text:p>1.0181396</text:p>
              </table:table-cell>
              <table:table-cell office:value-type="float" office:value="1.05597472">
                <text:p>1.05597472</text:p>
              </table:table-cell>
              <table:table-cell office:value-type="float" office:value="1.45092773">
                <text:p>1.45092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9212611">
                <text:p>1.99212611</text:p>
              </table:table-cell>
              <table:table-cell office:value-type="float" office:value="0.96790391">
                <text:p>0.96790391</text:p>
              </table:table-cell>
              <table:table-cell office:value-type="float" office:value="1.08943474">
                <text:p>1.08943474</text:p>
              </table:table-cell>
              <table:table-cell office:value-type="float" office:value="1.45705473">
                <text:p>1.457054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9105704">
                <text:p>1.99105704</text:p>
              </table:table-cell>
              <table:table-cell office:value-type="float" office:value="0.9816075">
                <text:p>0.9816075</text:p>
              </table:table-cell>
              <table:table-cell office:value-type="float" office:value="1.03629494">
                <text:p>1.03629494</text:p>
              </table:table-cell>
              <table:table-cell office:value-type="float" office:value="1.47342825">
                <text:p>1.473428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4548237">
                <text:p>1.94548237</text:p>
              </table:table-cell>
              <table:table-cell office:value-type="float" office:value="0.98463249">
                <text:p>0.98463249</text:p>
              </table:table-cell>
              <table:table-cell office:value-type="float" office:value="1.07970726">
                <text:p>1.07970726</text:p>
              </table:table-cell>
              <table:table-cell office:value-type="float" office:value="1.46540725">
                <text:p>1.46540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4539344">
                <text:p>1.94539344</text:p>
              </table:table-cell>
              <table:table-cell office:value-type="float" office:value="0.99085867">
                <text:p>0.99085867</text:p>
              </table:table-cell>
              <table:table-cell office:value-type="float" office:value="0.94184172">
                <text:p>0.94184172</text:p>
              </table:table-cell>
              <table:table-cell office:value-type="float" office:value="1.58046806">
                <text:p>1.580468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4763005">
                <text:p>1.94763005</text:p>
              </table:table-cell>
              <table:table-cell office:value-type="float" office:value="0.98205584">
                <text:p>0.98205584</text:p>
              </table:table-cell>
              <table:table-cell office:value-type="float" office:value="1.13015807">
                <text:p>1.13015807</text:p>
              </table:table-cell>
              <table:table-cell office:value-type="float" office:value="1.4193027">
                <text:p>1.4193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5217288">
                <text:p>1.95217288</text:p>
              </table:table-cell>
              <table:table-cell office:value-type="float" office:value="0.97775823">
                <text:p>0.97775823</text:p>
              </table:table-cell>
              <table:table-cell office:value-type="float" office:value="0.8690244">
                <text:p>0.8690244</text:p>
              </table:table-cell>
              <table:table-cell office:value-type="float" office:value="1.72028053">
                <text:p>1.720280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9137461">
                <text:p>1.99137461</text:p>
              </table:table-cell>
              <table:table-cell office:value-type="float" office:value="0.96792847">
                <text:p>0.96792847</text:p>
              </table:table-cell>
              <table:table-cell office:value-type="float" office:value="1.14860249">
                <text:p>1.14860249</text:p>
              </table:table-cell>
              <table:table-cell office:value-type="float" office:value="1.43714118">
                <text:p>1.43714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